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text-align="start" style:justify-single-word="false"/>
      <style:text-properties fo:font-size="14pt" style:font-size-asian="14pt" style:font-size-complex="14pt"/>
    </style:style>
    <style:style style:name="P4" style:family="paragraph" style:parent-style-name="Standard">
      <style:paragraph-properties fo:margin-top="0cm" fo:margin-bottom="0cm" loext:contextual-spacing="false" fo:text-align="center" style:justify-single-word="false"/>
      <style:text-properties fo:font-size="14pt" style:font-size-asian="14pt" style:font-size-complex="14pt"/>
    </style:style>
    <style:style style:name="P5" style:family="paragraph" style:parent-style-name="Standard" style:master-page-name="Standard">
      <style:paragraph-properties fo:margin-top="0cm" fo:margin-bottom="0cm" loext:contextual-spacing="false" fo:text-align="start" style:justify-single-word="false" style:page-number="1"/>
    </style:style>
    <style:style style:name="P6" style:family="paragraph" style:parent-style-name="Standard" style:list-style-name="WWNum3">
      <style:paragraph-properties fo:margin-left="1.27cm" fo:margin-right="0cm" fo:margin-top="0cm" fo:margin-bottom="0cm" loext:contextual-spacing="true" fo:text-indent="-0.635cm" style:auto-text-indent="false"/>
    </style:style>
    <style:style style:name="P7" style:family="paragraph" style:parent-style-name="Standard" style:list-style-name="WWNum1">
      <style:paragraph-properties fo:margin-left="1.27cm" fo:margin-right="0cm" fo:margin-top="0cm" fo:margin-bottom="0cm" loext:contextual-spacing="true" fo:text-indent="-0.635cm" style:auto-text-indent="false"/>
    </style:style>
    <style:style style:name="P8" style:family="paragraph" style:parent-style-name="Standard" style:list-style-name="WWNum2">
      <style:paragraph-properties fo:margin-left="1.27cm" fo:margin-right="0cm" fo:margin-top="0cm" fo:margin-bottom="0cm" loext:contextual-spacing="true" fo:text-indent="-0.635cm" style:auto-text-indent="false"/>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s text:c="30"/>Cahier des charges </text:span></text:p>
      <text:p text:style-name="P2"><text:span text:style-name="T2">Projet pédagogique en relation avec la promo Rodez</text:span></text:p>
      <text:p text:style-name="P3"/>
      <text:p text:style-name="P1">Nous sommes 3 apprenants de Simplon Rodez. Nous avons un projet que nous aimerions mettre en place. </text:p>
      <text:p text:style-name="P1"/>
      <text:p text:style-name="P2"><text:span text:style-name="T2">Notre projet</text:span></text:p>
      <text:p text:style-name="P4"/>
      <text:p text:style-name="P1">Nous voulons mettre en place un site internet communautaire basé sur le numérique en général (L’informatique, la programmation, la photo, le graphisme/design, musique/sound design, …)</text:p>
      <text:p text:style-name="P1"/>
      <text:p text:style-name="P1">L’objectif est de pouvoir permettre à tout utilisateur de montrer son travail, de pouvoir se mettre en avant et de gagner en visibilité. </text:p>
      <text:p text:style-name="P1"/>
      <text:p text:style-name="P1">Le site se divise en deux parties:</text:p>
      <text:p text:style-name="P1"/>
      <text:list xml:id="list2896117140" text:style-name="WWNum3">
        <text:list-item>
          <text:p text:style-name="P6">La première partie consistera à présenter un projet, qui par la suite pourra être commenté et noté par les différents utilisateurs du site.</text:p>
        </text:list-item>
      </text:list>
      <text:p text:style-name="P1"><text:tab/></text:p>
      <text:list xml:id="list2115480450" text:style-name="WWNum1">
        <text:list-item>
          <text:p text:style-name="P7">La deuxième partie servira à un porteur d’idée (expert ou non du numérique), </text:p>
        </text:list-item>
      </text:list>
      <text:p text:style-name="P1"><text:s text:c="12"/>de rechercher de l’aide pour pouvoir développer son projet avec d’autres utilisateurs.</text:p>
      <text:p text:style-name="P1"><text:tab/>Quand aux autres utilisateurs, ils pourront proposer leurs aides à titre bénévole. </text:p>
      <text:p text:style-name="P1"/>
      <text:p text:style-name="P1"/>
      <text:p text:style-name="P2"><text:span text:style-name="T2">Les utilisateurs ciblés</text:span></text:p>
      <text:p text:style-name="P1">. </text:p>
      <text:p text:style-name="P1">Nous avons identifié trois types d’utilisateurs qui sont:</text:p>
      <text:p text:style-name="P1"/>
      <text:list xml:id="list162568932" text:style-name="WWNum2">
        <text:list-item>
          <text:p text:style-name="P8">l’utilisateur qui a réalisé un ou des projets, souhaitant un retour objectif (“pitch”, commentaires, “like”, notation).</text:p>
        </text:list-item>
      </text:list>
      <text:p text:style-name="P1"><text:s/></text:p>
      <text:list xml:id="list115128178315832" text:continue-numbering="true" text:style-name="WWNum2">
        <text:list-item>
          <text:p text:style-name="P8">l’utilisateur porteur d’une idée, n’ayant pas forcément les compétences techniques, qui recherche de l’aide bénévole pour amener au bout son projet (principe du co-working).</text:p>
        </text:list-item>
      </text:list>
      <text:p text:style-name="P1"/>
      <text:list xml:id="list115129607028125" text:continue-numbering="true" text:style-name="WWNum2">
        <text:list-item>
          <text:p text:style-name="P8">l’utilisateur qui aurait les compétences techniques requises et souhaitant participer à un projet à titre bénévole (principe du co-working).</text:p>
        </text:list-item>
      </text:list>
      <text:p text:style-name="P1"/>
      <text:p text:style-name="P1"/>
      <text:p text:style-name="P2"><text:s/><text:span text:style-name="T2">Graphisme / Fonctionnalités</text:span></text:p>
      <text:p text:style-name="P4"/>
      <text:p text:style-name="P1">Concernant la charte graphique et l’ergonomie, nous vous laissons carte blanche. </text:p>
      <text:p text:style-name="P1">Si vous le souhaitez, vous pouvez proposer un nom de site (nous y réfléchissons encore, mais nous avons quelques pistes) et que vous élaborez un logo si possible. <text:s/></text:p>
      <text:p text:style-name="P1"><text:soft-page-break/></text:p>
      <text:p text:style-name="P1">Pour les fonctionnalitées, nous voulons une page d’accueil où l’utilisateur pourra faire des recherches via des “mots clés”, des onglets de catégories . Mais aussi des liens avec photos (type slide ou carroussel) vers des articles sur divers sujets d’actualités numériques et web.</text:p>
      <text:p text:style-name="P1">Et pour finir avec la page d’accueil, la possibilité de voir des “posts news” d’autres utilisateurs. Si l’utilisateur est connecté, des contenus personnalisés (suivant les préférences qu’il aura remplis) seront proposés.</text:p>
      <text:p text:style-name="P1"/>
      <text:p text:style-name="P1">Une page de connexion/inscription au site permettra à l’utilisateur d’établir son profil, ses spécifications de recherche, ses compétences, voir les commentaires, les modérer, partager et modifier son projet (besoin d’aide, plus besoin d’aide, l’état d’avancement du projet, etc...).</text:p>
      <text:p text:style-name="P1"/>
      <text:p text:style-name="P1">Une page présentera les différents projets mis en ligne. Elle pourra être classée par date. L’utilisateur qui souhaite participer à un projet, pourra cliquer sur un bouton “je participe”, cela enverra une notification au porteur de projet qui pourra accepter ou non l’aide. Le porteur de projet aura la possibilité de voir les compétences techniques du “bénévole” et vice-versa.</text:p>
      <text:p text:style-name="P1"/>
      <text:p text:style-name="P1">Pour finir, le site doit être utilisable sur tous supports.</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8" meta:word-count="444" meta:character-count="2978" meta:non-whitespace-character-count="2508"/>
    <meta:generator>LibreOffice/5.3.7.2$Windows_X86_64 LibreOffice_project/6b8ed514a9f8b44d37a1b96673cbbdd077e24059</meta:generator>
  </office:meta>
</office:document-meta>
</file>